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d6f05" officeooo:paragraph-rsid="000d6f05"/>
    </style:style>
    <style:style style:name="P2" style:family="paragraph" style:parent-style-name="Standard">
      <style:text-properties officeooo:rsid="000d6f05" officeooo:paragraph-rsid="000d6f0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d1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(<text:span text:style-name="T1">id</text:span>, nom, prenom, admin)</text:p>
      <text:p text:style-name="P1">photo(<text:span text:style-name="T1">id</text:span>, nom_photo, <text:span text:style-name="T2">#</text:span>id_user, description)</text:p>
      <text:p text:style-name="P1">vote(<text:span text:style-name="T1">id</text:span>, <text:span text:style-name="T2">#</text:span>id_photo, <text:span text:style-name="T2">#</text:span>id_user, tour)</text:p>
      <text:p text:style-name="P1">concours(<text:span text:style-name="T1">id</text:span>, regles, date_debut_depot, date_fin_depot, </text:p>
      <text:p text:style-name="P1"><text:s text:c="9"/>date_debut_vote1, date_fin_vote1, </text:p>
      <text:p text:style-name="P1"><text:s text:c="9"/>date_debut_vote2, date_fin_vote2, theme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10:09.772279358</meta:creation-date>
    <dc:date>2025-06-03T00:06:27.346631221</dc:date>
    <meta:editing-duration>PT3H3M56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6" meta:word-count="21" meta:character-count="253" meta:non-whitespace-character-count="218"/>
  </office:meta>
</office:document-meta>
</file>